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LateralCacheUnicaster.getIni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LateralCacheUnicaster.callClearCache( String ccServlet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eleteLateralCacheUnicaster.DeleteLateralCacheUnicaster( String hashtableName , String key , String url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teLateralCacheUnicaster.runIt( Object thData [ ]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